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212cm" loext:contextual-spacing="false" fo:line-height="120%" style:writing-mode="lr-tb"/>
      <style:text-properties fo:font-variant="small-caps" fo:color="#000000" style:text-line-through-style="none" style:text-line-through-type="none" style:font-name="Verdana" fo:font-size="14pt" fo:font-style="normal" style:text-underline-style="none" fo:font-weight="bold" style:text-blinking="false" fo:background-color="transparent"/>
    </style:style>
    <style:style style:name="P2" style:family="paragraph" style:parent-style-name="Text_20_body">
      <style:paragraph-properties fo:margin-top="0cm" fo:margin-bottom="0.388cm" loext:contextual-spacing="false" fo:line-height="120%"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 style:family="paragraph" style:parent-style-name="Text_20_body">
      <style:paragraph-properties fo:margin-top="0cm" fo:margin-bottom="0.388cm" loext:contextual-spacing="false" fo:line-height="120%" style:writing-mode="lr-tb"/>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style:style>
    <style:style style:name="P4" style:family="paragraph" style:parent-style-name="Text_20_body">
      <style:paragraph-properties fo:margin-top="0cm" fo:margin-bottom="0.388cm" loext:contextual-spacing="false" fo:line-height="120%" style:writing-mode="lr-tb"/>
      <style:text-properties fo:font-variant="normal" fo:text-transform="none" fo:color="#000000" style:text-line-through-style="none" style:text-line-through-type="none" style:font-name="Verdana" fo:font-size="14pt" fo:font-style="normal" style:text-underline-style="none" fo:font-weight="normal" officeooo:paragraph-rsid="002630f7" style:text-blinking="false" fo:background-color="transparent"/>
    </style:style>
    <style:style style:name="P5" style:family="paragraph" style:parent-style-name="Text_20_body">
      <style:paragraph-properties fo:margin-top="0cm" fo:margin-bottom="0.811cm" loext:contextual-spacing="false" fo:line-height="120%" style:writing-mode="lr-tb"/>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style:style>
    <style:style style:name="P6" style:family="paragraph" style:parent-style-name="Text_20_body">
      <style:paragraph-properties fo:margin-top="0cm" fo:margin-bottom="0.811cm" loext:contextual-spacing="false" fo:line-height="120%"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7"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8"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style:style>
    <style:style style:name="P9"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paragraph-rsid="00290ca2" style:text-blinking="false" fo:background-color="transparent"/>
    </style:style>
    <style:style style:name="P10"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e63ce" officeooo:paragraph-rsid="002e63ce" style:text-blinking="false" fo:background-color="transparent"/>
    </style:style>
    <style:style style:name="P11"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f87f6" officeooo:paragraph-rsid="002f87f6" style:text-blinking="false" fo:background-color="transparent"/>
    </style:style>
    <style:style style:name="P12"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f87f6" officeooo:paragraph-rsid="003017c6" style:text-blinking="false" fo:background-color="transparent"/>
    </style:style>
    <style:style style:name="P13"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f87f6" officeooo:paragraph-rsid="003057da" style:text-blinking="false" fo:background-color="transparent"/>
    </style:style>
    <style:style style:name="P14"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3057da" officeooo:paragraph-rsid="003057da" style:text-blinking="false" fo:background-color="transparent"/>
    </style:style>
    <style:style style:name="P15"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322870" officeooo:paragraph-rsid="00322870" style:text-blinking="false" fo:background-color="transparent"/>
    </style:style>
    <style:style style:name="P16" style:family="paragraph" style:parent-style-name="Text_20_body">
      <style:paragraph-properties fo:margin-left="0.388cm" fo:margin-right="0cm" fo:text-indent="0cm" style:auto-text-indent="false"/>
      <style:text-properties fo:font-weight="normal"/>
    </style:style>
    <style:style style:name="P17" style:family="paragraph" style:parent-style-name="Text_20_body" style:list-style-name="L1">
      <style:paragraph-properties fo:margin-left="0.388cm" fo:margin-right="0.388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style:style>
    <style:style style:name="P18" style:family="paragraph" style:parent-style-name="Text_20_body" style:list-style-name="L3">
      <style:paragraph-properties fo:margin-left="0.388cm" fo:margin-right="0.388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style:style>
    <style:style style:name="P19" style:family="paragraph" style:parent-style-name="Text_20_body" style:list-style-name="L3">
      <style:paragraph-properties fo:margin-left="0.388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style:style>
    <style:style style:name="P20" style:family="paragraph" style:parent-style-name="Text_20_body" style:list-style-name="L2">
      <style:paragraph-properties fo:margin-left="0cm" fo:margin-right="0.388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a737b" officeooo:paragraph-rsid="002a737b" style:text-blinking="false" fo:background-color="transparent"/>
    </style:style>
    <style:style style:name="P21" style:family="paragraph" style:parent-style-name="Text_20_body" style:list-style-name="L2">
      <style:paragraph-properties fo:margin-left="0cm" fo:margin-right="0.388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style:style>
    <style:style style:name="P22" style:family="paragraph" style:parent-style-name="Text_20_body" style:list-style-name="L2">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e63ce" officeooo:paragraph-rsid="002e63ce" style:text-blinking="false" fo:background-color="transparent"/>
    </style:style>
    <style:style style:name="P23"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e63ce" officeooo:paragraph-rsid="002e63ce" style:text-blinking="false" fo:background-color="transparent"/>
    </style:style>
    <style:style style:name="P24"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90ca2" officeooo:paragraph-rsid="00290ca2" style:text-blinking="false" fo:background-color="transparent"/>
    </style:style>
    <style:style style:name="P25"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34afab" officeooo:paragraph-rsid="0034afab" style:text-blinking="false" fo:background-color="transparent"/>
    </style:style>
    <style:style style:name="P26"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358ca3" officeooo:paragraph-rsid="00358ca3" style:text-blinking="false" fo:background-color="transparent"/>
    </style:style>
    <style:style style:name="P27"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f87f6" officeooo:paragraph-rsid="002f87f6" style:text-blinking="false" fo:background-color="transparent"/>
    </style:style>
    <style:style style:name="P28"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f87f6" officeooo:paragraph-rsid="003017c6" style:text-blinking="false" fo:background-color="transparent"/>
    </style:style>
    <style:style style:name="P29" style:family="paragraph" style:parent-style-name="Text_20_body">
      <style:paragraph-properties fo:margin-left="0cm" fo:margin-right="0.388cm" fo:margin-top="0cm" fo:margin-bottom="0.423cm" loext:contextual-spacing="false" fo:line-height="120%" fo:text-indent="0cm" style:auto-text-indent="false" style:writing-mode="lr-tb"/>
      <style:text-properties fo:font-variant="normal" fo:text-transform="none" fo:color="#000000" style:text-line-through-style="none" style:text-line-through-type="none" style:font-name="Verdana" fo:font-size="14pt" fo:font-style="normal" style:text-underline-style="none" fo:font-weight="normal" officeooo:rsid="002f87f6" officeooo:paragraph-rsid="003057da" style:text-blinking="false" fo:background-color="transparent"/>
    </style:style>
    <style:style style:name="T1" style:family="text">
      <style:text-properties officeooo:rsid="001fe039"/>
    </style:style>
    <style:style style:name="T2" style:family="text">
      <style:text-properties officeooo:rsid="0021125a"/>
    </style:style>
    <style:style style:name="T3" style:family="text">
      <style:text-properties officeooo:rsid="0021d218"/>
    </style:style>
    <style:style style:name="T4" style:family="text">
      <style:text-properties officeooo:rsid="002630f7"/>
    </style:style>
    <style:style style:name="T5" style:family="text">
      <style:text-properties officeooo:rsid="0027f75e"/>
    </style:style>
    <style:style style:name="T6" style:family="text">
      <style:text-properties officeooo:rsid="002a737b"/>
    </style:style>
    <style:style style:name="T7" style:family="text">
      <style:text-properties officeooo:rsid="002e63ce"/>
    </style:style>
    <style:style style:name="T8" style:family="text">
      <style:text-properties officeooo:rsid="002f9700"/>
    </style:style>
    <style:style style:name="T9" style:family="text">
      <style:text-properties officeooo:rsid="003017c6"/>
    </style:style>
    <style:style style:name="T10" style:family="text">
      <style:text-properties officeooo:rsid="003057da"/>
    </style:style>
    <style:style style:name="T11" style:family="text">
      <style:text-properties officeooo:rsid="003346b6"/>
    </style:style>
    <style:style style:name="T12" style:family="text">
      <style:text-properties officeooo:rsid="0036932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412d4e7-9d1f-8cde-5f37-98290a473e38"/>Веб-приложение  «<text:span text:style-name="T1">MD FAQ</text:span>»</text:p>
      <text:p text:style-name="P1">Техническое задание</text:p>
      <text:p text:style-name="Text_20_body"/>
      <text:p text:style-name="P2">1. Наименование работ</text:p>
      <text:p text:style-name="P3">Разработка веб-сервиса для <text:span text:style-name="T3">вопросов и ответов и различных статьей в сфере учета, в бухгалтерской и финансовых сферах.</text:span></text:p>
      <text:p text:style-name="P2">2. Сроки выполнения работ</text:p>
      <text:p text:style-name="P3">Дедлайн: <text:span text:style-name="T2">1</text:span>.0<text:span text:style-name="T2">9</text:span>.201<text:span text:style-name="T2">7</text:span></text:p>
      <text:p text:style-name="P2">3. Термины и понятия</text:p>
      <text:p text:style-name="P5">- Домен (доменное имя) — адрес, по которому сайт расположен в сети Интернет</text:p>
      <text:p text:style-name="P5">- Хостинг (hosting)— удаленное пространство для размещения всех файлов сайта (страницы, картинки, файлы и прочее)</text:p>
      <text:p text:style-name="P5">- Интерфейс (Interface) — та часть страницы, которая позволяет пользователю взаимодействовать с функционалом.</text:p>
      <text:p text:style-name="P5">- Кроссбраузерность — обеспечение правильного отображения страниц сайта во всех браузерах (IE 6.0, Google Chrome 16.0 и т.д.).</text:p>
      <text:p text:style-name="P5">- Юзабилити (Usability) — свойство, характеризующее уровень простоты и интуитивности интерфейса при взаимодействии пользователя с сайтом.</text:p>
      <text:p text:style-name="P5">- Валидность — соответствие кода страниц стандартам W3C (World Wide Web Consortium). </text:p>
      <text:p text:style-name="P5">- ДНС (DNS) – от англ. Domain Name System - служба имен доменов.</text:p>
      <text:p text:style-name="P5"><text:soft-page-break/>- Домен, доменное имя (domain) – уникальное имя каждого сайта в сети интернет. Не бывает двух одинаковых имен. </text:p>
      <text:p text:style-name="P5">- Куки  (cookies) –  это файлы, которые записываются на компьютер при посещении любого сайта. Они содержат различную информацию о посещении сайтов.</text:p>
      <text:p text:style-name="P6">4. Общие положения</text:p>
      <text:p text:style-name="P3">Техническое задание описывает особенности реализации клиентского веб-приложения, взаимодействие с пользователем и базой данных сервиса, а также возможности приложения по взаимодействию со сторонними сервисами.</text:p>
      <text:p text:style-name="P4">Основная задача приложения — <text:s/><text:span text:style-name="T4">дать возможность задавать вопросы и получать ответы, а также публиковать различные статьи в сфере учета, в бухгалтерской и финансовых сферах</text:span>.</text:p>
      <text:p text:style-name="Text_20_body"/>
      <text:p text:style-name="P2">5. Требования к клиентскому сервису:</text:p>
      <text:list xml:id="list4706236563035193500" text:style-name="L1">
        <text:list-item>
          <text:p text:style-name="P17">Регистрация <text:span text:style-name="T5">через социальные сети</text:span>.</text:p>
        </text:list-item>
        <text:list-item>
          <text:p text:style-name="P17">Рейтинг <text:span text:style-name="T7">новых лучших вопросов</text:span>.</text:p>
        </text:list-item>
        <text:list-item>
          <text:p text:style-name="P17">Поиск <text:span text:style-name="T5">вопросов</text:span>/<text:span text:style-name="T5">ответов</text:span> с сортировкой.</text:p>
          <text:p text:style-name="P17"/>
        </text:list-item>
      </text:list>
      <text:p text:style-name="P7">6.Структура веб-сервиса</text:p>
      <text:p text:style-name="P8">Названия кнопок могут быть изменены в зависимости от инструкций копирайтера.</text:p>
      <text:p text:style-name="P9">Главная.</text:p>
      <text:p text:style-name="P9">В хэдере имеется <text:span text:style-name="T5">глобальное поле поиска</text:span> и <text:span text:style-name="T5">кнопка для входа на сайт</text:span>. </text:p>
      <text:p text:style-name="P24">Слева панель навигации по сайту с вкладками „Вопросы“, „Теги“, „Пользователи“, „Категории“ и кнопкой „Задать вопрос“.</text:p>
      <text:p text:style-name="P25"><text:soft-page-break/>Справа отображаются часто используемые теги и список новых актуальных вопросов. </text:p>
      <text:p text:style-name="P8">В теле страницы <text:span text:style-name="T12">отображается страница вопросов.</text:span></text:p>
      <text:p text:style-name="P8">Профиль <text:span text:style-name="T6">пользователя</text:span>.</text:p>
      <text:p text:style-name="P8">Элементы страницы:</text:p>
      <text:list xml:id="list2938237805306136295" text:style-name="L2">
        <text:list-item>
          <text:p text:style-name="P20">Фотография</text:p>
        </text:list-item>
        <text:list-item>
          <text:p text:style-name="P20">Личная информация</text:p>
        </text:list-item>
        <text:list-item>
          <text:p text:style-name="P21">Кнопка “<text:span text:style-name="T7">Подписаться</text:span>”, при нажатии на которую <text:span text:style-name="T7">пользователь будет у вас в подписках</text:span>.</text:p>
        </text:list-item>
        <text:list-item>
          <text:p text:style-name="P22">Панель с вкладками „Активность“, „Статьи“, „Вопросы“.</text:p>
        </text:list-item>
      </text:list>
      <text:p text:style-name="P8">Регистрация.</text:p>
      <text:p text:style-name="P8">На странице отображаются <text:span text:style-name="T7">3 поля для заполнения: имя пользователя, почта и пароль</text:span>.</text:p>
      <text:p text:style-name="P10">Снизу иконки социальных сетей, при нажатии которых можно будет зарегистрироваться через <text:span text:style-name="T11">эти</text:span> же сети.</text:p>
      <text:p text:style-name="P10">Страница вопросов.</text:p>
      <text:p text:style-name="P26">Сверху имеется поиск по вопросам.</text:p>
      <text:p text:style-name="P11">В теле отображаются все вопросы, которые можно сортировать по дате при нажатии на вкладку „Новые“, по рейтингу при нажатии на вкладку „Интересные“, также есть возможность вывести вопросы без ответов при нажатии на вкладку „Неотвеченные“.</text:p>
      <text:p text:style-name="P11">Страница тегов.</text:p>
      <text:p text:style-name="P26">Сверху имеется поиск по тегам.</text:p>
      <text:p text:style-name="P11">В теле отображаются все теги, которые можно сортировать <text:span text:style-name="T8">по названию (в алфавитном порядке) при нажатии на вкладку Название,</text:span> по дате при нажатии на вкладку „Новые“, по <text:span text:style-name="T10">популярности</text:span> при нажатии на вкладку „Интересные“.</text:p>
      <text:p text:style-name="P12"><text:soft-page-break/>Страница <text:span text:style-name="T9">пользователей</text:span>.</text:p>
      <text:p text:style-name="P26">Сверху имеется поиск по пользователям.</text:p>
      <text:p text:style-name="P12">В теле отображаются все <text:span text:style-name="T9">пользователи</text:span>, которые можно сортировать <text:span text:style-name="T8">по именам (в алфавитном порядке) при нажатии на вкладку </text:span>„<text:span text:style-name="T9">Имена</text:span>“<text:span text:style-name="T8">,</text:span> по <text:span text:style-name="T9">популярности</text:span> при нажатии на вкладку „<text:span text:style-name="T9">Популярные</text:span>“.</text:p>
      <text:p text:style-name="P13">Страница <text:span text:style-name="T10">категорий</text:span>.</text:p>
      <text:p text:style-name="P26">Сверху имеется поиск по категориям.</text:p>
      <text:p text:style-name="P13">В теле отображаются все <text:span text:style-name="T10">категории,</text:span> которые можно сортировать <text:span text:style-name="T8">по названию (в алфавитном порядке) при нажатии на вкладку Название,</text:span> по дате при нажатии на вкладку „Новые“, по <text:span text:style-name="T10">популярности</text:span> при нажатии на вкладку „Интересные“.</text:p>
      <text:p text:style-name="P14">Страница добавления вопросов.</text:p>
      <text:p text:style-name="P15">Имеет 4 полей для заполнения самого вопроса, описани<text:span text:style-name="T11">я</text:span> вопроса, замет<text:span text:style-name="T11">ок</text:span>, тегов и 1 поле для выбора категории <text:span text:style-name="T11">вопроса</text:span>. Внизу кнопка „Добавить вопрос“. <text:s/></text:p>
      <text:p text:style-name="P2">7. Требования к документации.</text:p>
      <text:p text:style-name="P3">В процессе работы над сервисом, Подрядчик должен подготовить следующие документы:</text:p>
      <text:list xml:id="list8337484740154601138" text:style-name="L3">
        <text:list-item>
          <text:p text:style-name="P18">Техническое задание</text:p>
        </text:list-item>
        <text:list-item>
          <text:p text:style-name="P19">Программа и методика испытаний</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5:30:42.219875302</meta:creation-date>
    <dc:date>2017-08-02T10:23:28.783644061</dc:date>
    <meta:editing-duration>PT1H26M28S</meta:editing-duration>
    <meta:editing-cycles>17</meta:editing-cycles>
    <meta:generator>LibreOffice/5.1.6.2$Linux_X86_64 LibreOffice_project/10m0$Build-2</meta:generator>
    <meta:document-statistic meta:table-count="0" meta:image-count="0" meta:object-count="0" meta:page-count="4" meta:paragraph-count="58" meta:word-count="546" meta:character-count="3973" meta:non-whitespace-character-count="3475"/>
  </office:meta>
</office:document-meta>
</file>